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5b6" officeooo:paragraph-rsid="001d25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The time to repair the roof is when the sun is shining" – JFK</text:p>
      <text:p text:style-name="P1"/>
      <text:p text:style-name="P1">As most of you know, part of my job is to keep the Greensboro office maintained and running smoothly. <text:s/>Although I'm always on the look out for maintenance issues that need to be addressed, your help is always appreciated in identifying these issues. <text:s/>If you see something that needs to be attended to, whether the printer is broken or there's a swarm of ladybugs in the lights, please don't hesitate to let me know about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Watson</meta:initial-creator>
    <meta:creation-date>2014-07-21T14:04:42.558478321</meta:creation-date>
    <dc:date>2014-07-21T14:05:13.628934875</dc:date>
    <dc:creator>Matt Watson</dc:creator>
    <meta:editing-duration>P0D</meta:editing-duration>
    <meta:editing-cycles>1</meta:editing-cycles>
    <meta:document-statistic meta:table-count="0" meta:image-count="0" meta:object-count="0" meta:page-count="1" meta:paragraph-count="2" meta:word-count="89" meta:character-count="487" meta:non-whitespace-character-count="396"/>
    <meta:generator>LibreOffice/4.2.4.2$Linux_X86_64 LibreOffice_project/420m0$Build-2</meta:generator>
  </office:meta>
</office:document-meta>
</file>